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78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297.6mm" svg:height="138.98mm" svg:x="0.99mm" svg:y="59.17mm">
            <p draw:notify-on-update-of-ranges="Tabelle1.A1:Tabelle1.A1 Tabelle1.A2:Tabelle1.A12 Tabelle1.B1:Tabelle1.B1 Tabelle1.B2:Tabelle1.B12 Tabelle1.C1:Tabelle1.C1 Tabelle1.C2:Tabelle1.C12 Tabelle1.D1:Tabelle1.D1 Tabelle1.D2:Tabelle1.D12 Tabelle1.E1:Tabelle1.E1 Tabelle1.E2:Tabelle1.E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test_falling_correction</text:p>
          </table:table-cell>
          <table:table-cell office:value-type="string">
            <text:p>test_raising_buy_signal</text:p>
          </table:table-cell>
          <table:table-cell office:value-type="string">
            <text:p>test_raising_sell_signal</text:p>
          </table:table-cell>
          <table:table-cell office:value-type="string">
            <text:p>test_falling_sell_signal</text:p>
          </table:table-cell>
          <table:table-cell office:value-type="string">
            <text:p>test_falling_buy_signal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table:number-columns-repeated="5"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7-06-30T17:10:20.892967754</meta:creation-date>
    <dc:date>2017-06-30T17:28:48.200877718</dc:date>
    <meta:editing-duration>PT8M17S</meta:editing-duration>
    <meta:editing-cycles>1</meta:editing-cycles>
    <meta:document-statistic meta:table-count="1" meta:cell-count="6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/>
    </style:style>
    <style:style style:name="ch4" style:family="chart" style:data-style-name="N0">
      <style:chart-properties chart:display-label="true" chart:logarithmic="false" text:line-break="false" chart:link-data-style-to-source="tru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761cm" svg:height="13.899cm" chart:class="chart:line" chart:style-name="ch1">
        <chart:legend chart:legend-position="end" svg:x="24.819cm" svg:y="5.654cm" chart:style-name="ch2"/>
        <chart:plot-area chart:style-name="ch3" table:cell-range-address="Tabelle1.A1:Tabelle1.E12" chart:data-source-has-labels="row" svg:x="0.689cm" svg:y="0.311cm" svg:width="22.912cm" svg:height="12.88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2:Tabelle1.A12" chart:label-cell-address="Tabelle1.A1:Tabelle1.A1" chart:class="chart:line">
            <chart:data-point chart:repeated="11"/>
          </chart:series>
          <chart:series chart:style-name="ch7" chart:values-cell-range-address="Tabelle1.B2:Tabelle1.B12" chart:label-cell-address="Tabelle1.B1:Tabelle1.B1" chart:class="chart:line">
            <chart:data-point chart:repeated="11"/>
          </chart:series>
          <chart:series chart:style-name="ch8" chart:values-cell-range-address="Tabelle1.C2:Tabelle1.C12" chart:label-cell-address="Tabelle1.C1:Tabelle1.C1" chart:class="chart:line">
            <chart:data-point chart:repeated="11"/>
          </chart:series>
          <chart:series chart:style-name="ch9" chart:values-cell-range-address="Tabelle1.D2:Tabelle1.D12" chart:label-cell-address="Tabelle1.D1:Tabelle1.D1" chart:class="chart:line">
            <chart:data-point chart:repeated="11"/>
          </chart:series>
          <chart:series chart:style-name="ch10" chart:values-cell-range-address="Tabelle1.E2:Tabelle1.E12" chart:label-cell-address="Tabelle1.E1:Tabelle1.E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falling_correction</text:p>
              </table:table-cell>
              <table:table-cell office:value-type="string">
                <text:p>test_raising_buy_signal</text:p>
              </table:table-cell>
              <table:table-cell office:value-type="string">
                <text:p>test_raising_sell_signal</text:p>
              </table:table-cell>
              <table:table-cell office:value-type="string">
                <text:p>test_falling_sell_signal</text:p>
              </table:table-cell>
              <table:table-cell office:value-type="string">
                <text:p>test_falling_buy_sign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styles/>
</office:document-styles>
</file>